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24cm" fo:min-width="1.26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24cm" fo:min-width="4.012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24cm" fo:min-width="2.319cm"/>
      <style:paragraph-properties style:writing-mode="lr-tb"/>
    </style:style>
    <style:style style:name="gr5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1.75cm" fo:min-width="11.5cm"/>
    </style:style>
    <style:style style:name="gr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3.95cm" fo:min-width="11.5cm"/>
    </style:style>
    <style:style style:name="gr10" style:family="graphic" style:parent-style-name="objectwithoutfill">
      <style:graphic-properties draw:marker-end="Symmetric_20_Arrow" draw:marker-end-width="0.3cm" draw:fill="solid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2.5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2.6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.1cm" fo:margin-right="0.1cm" fo:text-indent="0cm"/>
      <style:text-properties style:font-name="Ubuntu Mono" fo:font-size="12pt"/>
    </style:style>
    <style:style style:name="P2" style:family="paragraph">
      <loext:graphic-properties draw:fill="none" draw:fill-color="#ffffff"/>
      <style:paragraph-properties fo:margin-left="0.1cm" fo:margin-right="0.1cm" fo:text-indent="0cm"/>
      <style:text-properties style:font-name="Ubuntu Mono" fo:font-size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/>
    </style:style>
    <style:style style:name="P6" style:family="paragraph">
      <loext:graphic-properties draw:fill="solid" draw:fill-color="#000000"/>
      <style:text-properties style:font-name="Liberation Mono" fo:font-size="12pt"/>
    </style:style>
    <style:style style:name="P7" style:family="paragraph">
      <style:paragraph-properties fo:margin-left="0.1cm" fo:margin-right="0.1cm" fo:text-align="center" fo:text-indent="0cm"/>
      <style:text-properties style:font-name="Ubuntu Mono" fo:font-size="12pt"/>
    </style:style>
    <style:style style:name="P8" style:family="paragraph">
      <loext:graphic-properties draw:fill="none" draw:fill-color="#ffffff"/>
      <style:paragraph-properties fo:margin-left="0.1cm" fo:margin-right="0.1cm" fo:text-align="center" fo:text-indent="0cm"/>
      <style:text-properties style:font-name="Ubuntu Mono" fo:font-size="12pt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rafos" draw:style-name="dp1" draw:master-page-name="Padrão">
        <draw:g>
          <draw:g>
            <draw:frame draw:style-name="gr1" draw:text-style-name="P2" xml:id="id1" draw:id="id1" draw:layer="layout" svg:width="2.607cm" svg:height="0.674cm" svg:x="7.197cm" svg:y="5.963cm">
              <draw:text-box>
                <text:p text:style-name="P1">jointBase</text:p>
              </draw:text-box>
            </draw:frame>
            <draw:frame draw:style-name="gr2" draw:text-style-name="P2" xml:id="id2" draw:id="id2" draw:layer="layout" svg:width="1.76cm" svg:height="0.674cm" svg:x="7.62cm" svg:y="8.064cm">
              <draw:text-box>
                <text:p text:style-name="P1">cesto</text:p>
              </draw:text-box>
            </draw:frame>
            <draw:frame draw:style-name="gr3" draw:text-style-name="P2" xml:id="id3" draw:id="id3" draw:layer="layout" svg:width="4.512cm" svg:height="0.674cm" svg:x="3.518cm" svg:y="10.164cm">
              <draw:text-box>
                <text:p text:style-name="P1">transformacaoTampa</text:p>
              </draw:text-box>
            </draw:frame>
            <draw:frame draw:style-name="gr3" draw:text-style-name="P2" xml:id="id6" draw:id="id6" draw:layer="layout" svg:width="4.512cm" svg:height="0.674cm" svg:x="8.97cm" svg:y="10.164cm">
              <draw:text-box>
                <text:p text:style-name="P1">transformacaoPedal</text:p>
              </draw:text-box>
            </draw:frame>
            <draw:frame draw:style-name="gr4" draw:text-style-name="P2" xml:id="id4" draw:id="id4" draw:layer="layout" svg:width="2.819cm" svg:height="0.674cm" svg:x="4.365cm" svg:y="12.265cm">
              <draw:text-box>
                <text:p text:style-name="P1">jointTampa</text:p>
              </draw:text-box>
            </draw:frame>
            <draw:frame draw:style-name="gr4" draw:text-style-name="P2" xml:id="id7" draw:id="id7" draw:layer="layout" svg:width="2.819cm" svg:height="0.674cm" svg:x="9.817cm" svg:y="12.265cm">
              <draw:text-box>
                <text:p text:style-name="P1">jointPedal</text:p>
              </draw:text-box>
            </draw:frame>
            <draw:frame draw:style-name="gr1" draw:text-style-name="P2" xml:id="id5" draw:id="id5" draw:layer="layout" svg:width="1.76cm" svg:height="0.674cm" svg:x="4.894cm" svg:y="14.363cm">
              <draw:text-box>
                <text:p text:style-name="P1">tampa</text:p>
              </draw:text-box>
            </draw:frame>
            <draw:frame draw:style-name="gr2" draw:text-style-name="P2" xml:id="id8" draw:id="id8" draw:layer="layout" svg:width="1.76cm" svg:height="0.674cm" svg:x="10.346cm" svg:y="14.363cm">
              <draw:text-box>
                <text:p text:style-name="P1">pedal</text:p>
              </draw:text-box>
            </draw:frame>
            <draw:connector draw:style-name="gr5" draw:text-style-name="P3" draw:layer="layout" draw:type="line" svg:x1="8.5cm" svg:y1="6.637cm" svg:x2="8.5cm" svg:y2="8.064cm" draw:start-shape="id1" draw:start-glue-point="2" draw:end-shape="id2" draw:end-glue-point="0" svg:d="M8500 6637v1427" svg:viewBox="0 0 1 1428">
              <text:p/>
            </draw:connector>
            <draw:connector draw:style-name="gr5" draw:text-style-name="P3" draw:layer="layout" draw:type="line" svg:x1="5.774cm" svg:y1="10.838cm" svg:x2="5.774cm" svg:y2="12.265cm" draw:start-shape="id3" draw:start-glue-point="2" draw:end-shape="id4" draw:end-glue-point="0" svg:d="M5774 10838v1427" svg:viewBox="0 0 1 1428">
              <text:p/>
            </draw:connector>
            <draw:connector draw:style-name="gr5" draw:text-style-name="P3" draw:layer="layout" draw:type="line" svg:x1="5.774cm" svg:y1="12.939cm" svg:x2="5.774cm" svg:y2="14.363cm" draw:start-shape="id4" draw:start-glue-point="2" draw:end-shape="id5" draw:end-glue-point="0" svg:d="M5774 12939v1424" svg:viewBox="0 0 1 1425">
              <text:p/>
            </draw:connector>
            <draw:connector draw:style-name="gr5" draw:text-style-name="P3" draw:layer="layout" draw:type="line" svg:x1="11.226cm" svg:y1="10.838cm" svg:x2="11.226cm" svg:y2="12.265cm" draw:start-shape="id6" draw:start-glue-point="2" draw:end-shape="id7" draw:end-glue-point="0" svg:d="M11226 10838v1427" svg:viewBox="0 0 1 1428">
              <text:p/>
            </draw:connector>
            <draw:connector draw:style-name="gr5" draw:text-style-name="P3" draw:layer="layout" draw:type="line" svg:x1="11.226cm" svg:y1="12.939cm" svg:x2="11.226cm" svg:y2="14.363cm" draw:start-shape="id7" draw:start-glue-point="2" draw:end-shape="id8" draw:end-glue-point="0" svg:d="M11226 12939v1424" svg:viewBox="0 0 1 1425">
              <text:p/>
            </draw:connector>
            <draw:connector draw:style-name="gr5" draw:text-style-name="P3" draw:layer="layout" draw:type="curve" svg:x1="8.5cm" svg:y1="8.738cm" svg:x2="5.774cm" svg:y2="10.164cm" draw:start-shape="id2" draw:start-glue-point="2" draw:end-shape="id3" draw:end-glue-point="0" svg:d="M8500 8738c0 1069-2726 357-2726 1426" svg:viewBox="0 0 2727 1427">
              <text:p/>
            </draw:connector>
            <draw:connector draw:style-name="gr5" draw:text-style-name="P3" draw:layer="layout" draw:type="curve" svg:x1="8.5cm" svg:y1="8.738cm" svg:x2="11.226cm" svg:y2="10.164cm" draw:start-shape="id2" draw:start-glue-point="2" draw:end-shape="id6" draw:end-glue-point="0" svg:d="M8500 8738c0 1069 2726 357 2726 1426" svg:viewBox="0 0 2727 1427">
              <text:p/>
            </draw:connector>
          </draw:g>
          <draw:custom-shape draw:style-name="gr6" draw:text-style-name="P4" draw:layer="layout" svg:width="12cm" svg:height="12cm" svg:x="2.5cm" svg:y="4.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4.058cm" svg:height="0.729cm" svg:x="2.5cm" svg:y="4.5cm">
            <draw:text-box>
              <text:p text:style-name="P5"><text:span text:style-name="T1">latadelixo.cpp</text:span></text:p>
            </draw:text-box>
          </draw:frame>
        </draw:g>
        <draw:g>
          <draw:g>
            <draw:frame draw:style-name="gr1" draw:text-style-name="P8" xml:id="id9" draw:id="id9" draw:layer="layout" svg:width="2.607cm" svg:height="0.674cm" svg:x="19.897cm" svg:y="7.015cm">
              <draw:text-box>
                <text:p text:style-name="P7">jointBase</text:p>
              </draw:text-box>
            </draw:frame>
            <draw:frame draw:style-name="gr2" draw:text-style-name="P8" xml:id="id10" draw:id="id10" draw:layer="layout" svg:width="1.76cm" svg:height="0.674cm" svg:x="20.32cm" svg:y="9.116cm">
              <draw:text-box>
                <text:p text:style-name="P7">cesto</text:p>
              </draw:text-box>
            </draw:frame>
            <draw:frame draw:style-name="gr3" draw:text-style-name="P8" xml:id="id11" draw:id="id11" draw:layer="layout" svg:width="4.512cm" svg:height="0.674cm" svg:x="16.218cm" svg:y="11.216cm">
              <draw:text-box>
                <text:p text:style-name="P7">transformacaoTampa</text:p>
              </draw:text-box>
            </draw:frame>
            <draw:frame draw:style-name="gr3" draw:text-style-name="P8" xml:id="id14" draw:id="id14" draw:layer="layout" svg:width="4.512cm" svg:height="0.674cm" svg:x="21.67cm" svg:y="11.216cm">
              <draw:text-box>
                <text:p text:style-name="P7">transformacaoPedal</text:p>
              </draw:text-box>
            </draw:frame>
            <draw:frame draw:style-name="gr4" draw:text-style-name="P8" xml:id="id12" draw:id="id12" draw:layer="layout" svg:width="2.819cm" svg:height="0.674cm" svg:x="17.065cm" svg:y="13.317cm">
              <draw:text-box>
                <text:p text:style-name="P7">jointTampa</text:p>
              </draw:text-box>
            </draw:frame>
            <draw:frame draw:style-name="gr4" draw:text-style-name="P8" xml:id="id15" draw:id="id15" draw:layer="layout" svg:width="2.819cm" svg:height="0.674cm" svg:x="22.517cm" svg:y="13.317cm">
              <draw:text-box>
                <text:p text:style-name="P7">jointPedal</text:p>
              </draw:text-box>
            </draw:frame>
            <draw:frame draw:style-name="gr1" draw:text-style-name="P8" xml:id="id13" draw:id="id13" draw:layer="layout" svg:width="1.76cm" svg:height="0.674cm" svg:x="17.594cm" svg:y="15.415cm">
              <draw:text-box>
                <text:p text:style-name="P7">tampa</text:p>
              </draw:text-box>
            </draw:frame>
            <draw:frame draw:style-name="gr2" draw:text-style-name="P8" xml:id="id16" draw:id="id16" draw:layer="layout" svg:width="1.76cm" svg:height="0.674cm" svg:x="23.046cm" svg:y="15.415cm">
              <draw:text-box>
                <text:p text:style-name="P7">pedal</text:p>
              </draw:text-box>
            </draw:frame>
            <draw:connector draw:style-name="gr5" draw:text-style-name="P3" draw:layer="layout" draw:type="line" svg:x1="21.2cm" svg:y1="7.689cm" svg:x2="21.2cm" svg:y2="9.116cm" draw:start-shape="id9" draw:start-glue-point="2" draw:end-shape="id10" draw:end-glue-point="0" svg:d="M21200 7689v1427" svg:viewBox="0 0 1 1428">
              <text:p/>
            </draw:connector>
            <draw:connector draw:style-name="gr5" draw:text-style-name="P3" draw:layer="layout" draw:type="line" svg:x1="18.474cm" svg:y1="11.89cm" svg:x2="18.474cm" svg:y2="13.317cm" draw:start-shape="id11" draw:start-glue-point="2" draw:end-shape="id12" draw:end-glue-point="0" svg:d="M18474 11890v1427" svg:viewBox="0 0 1 1428">
              <text:p/>
            </draw:connector>
            <draw:connector draw:style-name="gr5" draw:text-style-name="P3" draw:layer="layout" draw:type="line" svg:x1="18.474cm" svg:y1="13.991cm" svg:x2="18.474cm" svg:y2="15.415cm" draw:start-shape="id12" draw:start-glue-point="2" draw:end-shape="id13" draw:end-glue-point="0" svg:d="M18474 13991v1424" svg:viewBox="0 0 1 1425">
              <text:p/>
            </draw:connector>
            <draw:connector draw:style-name="gr5" draw:text-style-name="P3" draw:layer="layout" draw:type="line" svg:x1="23.926cm" svg:y1="11.89cm" svg:x2="23.926cm" svg:y2="13.317cm" draw:start-shape="id14" draw:start-glue-point="2" draw:end-shape="id15" draw:end-glue-point="0" svg:d="M23926 11890v1427" svg:viewBox="0 0 1 1428">
              <text:p/>
            </draw:connector>
            <draw:connector draw:style-name="gr5" draw:text-style-name="P3" draw:layer="layout" draw:type="line" svg:x1="23.926cm" svg:y1="13.991cm" svg:x2="23.926cm" svg:y2="15.415cm" draw:start-shape="id15" draw:start-glue-point="2" draw:end-shape="id16" draw:end-glue-point="0" svg:d="M23926 13991v1424" svg:viewBox="0 0 1 1425">
              <text:p/>
            </draw:connector>
            <draw:connector draw:style-name="gr5" draw:text-style-name="P3" draw:layer="layout" draw:type="curve" svg:x1="21.2cm" svg:y1="9.79cm" svg:x2="18.474cm" svg:y2="11.216cm" draw:start-shape="id10" draw:start-glue-point="2" draw:end-shape="id11" draw:end-glue-point="0" svg:d="M21200 9790c0 1069-2726 357-2726 1426" svg:viewBox="0 0 2727 1427">
              <text:p/>
            </draw:connector>
            <draw:connector draw:style-name="gr5" draw:text-style-name="P3" draw:layer="layout" draw:type="curve" svg:x1="21.2cm" svg:y1="9.79cm" svg:x2="23.926cm" svg:y2="11.216cm" draw:start-shape="id10" draw:start-glue-point="2" draw:end-shape="id14" draw:end-glue-point="0" svg:d="M21200 9790c0 1069 2726 357 2726 1426" svg:viewBox="0 0 2727 1427">
              <text:p/>
            </draw:connector>
            <draw:frame draw:style-name="gr1" draw:text-style-name="P8" xml:id="id17" draw:id="id17" draw:layer="layout" svg:width="1.549cm" svg:height="0.674cm" svg:x="20.426cm" svg:y="4.912cm">
              <draw:text-box>
                <text:p text:style-name="P7">chao</text:p>
              </draw:text-box>
            </draw:frame>
            <draw:connector draw:style-name="gr8" draw:text-style-name="P3" draw:layer="layout" draw:type="line" svg:x1="21.2cm" svg:y1="5.586cm" svg:x2="21.2cm" svg:y2="7.015cm" draw:start-shape="id17" draw:start-glue-point="2" draw:end-shape="id9" draw:end-glue-point="0" svg:d="M21200 5586v1429" svg:viewBox="0 0 1 1430">
              <text:p/>
            </draw:connector>
          </draw:g>
          <draw:custom-shape draw:style-name="gr9" draw:text-style-name="P4" draw:layer="layout" svg:width="12cm" svg:height="14.2cm" svg:x="15.2cm" svg:y="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6" draw:layer="layout" svg:width="2.534cm" svg:height="0.729cm" svg:x="15.2cm" svg:y="3.4cm">
            <draw:text-box>
              <text:p text:style-name="P5"><text:span text:style-name="T1">main.cpp</text:span></text:p>
            </draw:text-box>
          </draw:frame>
        </draw:g>
      </draw:page>
      <draw:page draw:name="page2" draw:style-name="dp1" draw:master-page-name="Padrão">
        <draw:g>
          <draw:g>
            <draw:line draw:style-name="gr10" draw:text-style-name="P3" draw:layer="layout" svg:x1="8.3cm" svg:y1="15.05cm" svg:x2="8.3cm" svg:y2="5.95cm">
              <text:p/>
            </draw:line>
            <draw:line draw:style-name="gr10" draw:text-style-name="P3" draw:layer="layout" svg:x1="3.3cm" svg:y1="13.05cm" svg:x2="13.3cm" svg:y2="13.05cm">
              <text:p/>
            </draw:line>
            <draw:custom-shape draw:style-name="gr11" draw:text-style-name="P4" draw:layer="layout" svg:width="3cm" svg:height="4cm" svg:x="6.8cm" svg:y="9.0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3.1cm" svg:height="0.5cm" svg:x="6.75cm" svg:y="8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0.5cm" svg:height="0.1cm" draw:transform="rotate (0.523598775598299) translate (9.709cm 12.7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10" draw:text-style-name="P3" draw:layer="layout" svg:x1="21.4cm" svg:y1="15.05cm" svg:x2="21.4cm" svg:y2="5.95cm">
              <text:p/>
            </draw:line>
            <draw:line draw:style-name="gr10" draw:text-style-name="P3" draw:layer="layout" svg:x1="16.4cm" svg:y1="13.05cm" svg:x2="26.4cm" svg:y2="13.05cm">
              <text:p/>
            </draw:line>
            <draw:custom-shape draw:style-name="gr11" draw:text-style-name="P4" draw:layer="layout" svg:width="3cm" svg:height="4cm" svg:x="19.9cm" svg:y="9.0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3.1cm" svg:height="0.5cm" draw:transform="rotate (0.785398163397448) translate (19.511cm 8.7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0.5cm" svg:height="0.1cm" draw:transform="rotate (0.261799387799149) translate (22.832cm 12.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05:43:58.636122552</meta:creation-date>
    <dc:date>2020-09-03T06:38:05.424863637</dc:date>
    <meta:editing-duration>PT1M</meta:editing-duration>
    <meta:editing-cycles>3</meta:editing-cycles>
    <meta:generator>LibreOffice/6.4.5.2$Linux_X86_64 LibreOffice_project/40$Build-2</meta:generator>
    <meta:document-statistic meta:object-count="53"/>
  </office:meta>
</office:document-meta>
</file>